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B2D2138A038EBC8.jpg" manifest:media-type="image/jpeg"/>
  <manifest:file-entry manifest:full-path="Pictures/100002000000000100000001DB79ED054B699501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5.14cm"/>
    </style:style>
    <style:style style:name="Tabela1.C" style:family="table-column">
      <style:table-column-properties style:column-width="0.093cm"/>
    </style:style>
    <style:style style:name="Tabela1.D" style:family="table-column">
      <style:table-column-properties style:column-width="8.243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style:vertical-align="middle"/>
    </style:style>
    <style:style style:name="Tabela1.C1" style:family="table-cell">
      <style:table-cell-properties style:vertical-align="middle"/>
    </style:style>
    <style:style style:name="Tabela1.D1" style:family="table-cell">
      <style:table-cell-properties style:vertical-align="middle"/>
    </style:style>
    <style:style style:name="Tabela1.A2" style:family="table-cell">
      <style:table-cell-properties style:vertical-align="middle"/>
    </style:style>
    <style:style style:name="Tabela1.D2" style:family="table-cell">
      <style:table-cell-properties style:vertical-align="middle"/>
    </style:style>
    <style:style style:name="Tabela2" style:family="table">
      <style:table-properties style:width="3.524cm" table:align="left"/>
    </style:style>
    <style:style style:name="Tabela2.A" style:family="table-column">
      <style:table-column-properties style:column-width="3.524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8.109cm" table:align="left"/>
    </style:style>
    <style:style style:name="Tabela3.A" style:family="table-column">
      <style:table-column-properties style:column-width="8.109cm"/>
    </style:style>
    <style:style style:name="Tabela3.A1" style:family="table-cell">
      <style:table-cell-properties style:vertical-align="middle"/>
    </style:style>
    <style:style style:name="Tabela2" style:family="table">
      <style:table-properties style:width="3.524cm" table:align="left"/>
    </style:style>
    <style:style style:name="Tabela2.A" style:family="table-column">
      <style:table-column-properties style:column-width="3.524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8.109cm" table:align="left"/>
    </style:style>
    <style:style style:name="Tabela3.A" style:family="table-column">
      <style:table-column-properties style:column-width="8.109cm"/>
    </style:style>
    <style:style style:name="Tabela3.A1" style:family="table-cell">
      <style:table-cell-properties style:vertical-align="middle"/>
    </style:style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202124" loext:opacity="100%" style:font-name="Roboto" fo:font-weight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letter-spacing="normal" loext:padding="0cm" loext:border="non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222222" loext:opacity="100%" style:font-name="Roboto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476cm" fo:text-align="center" style:justify-single-word="false" fo:text-indent="0cm" style:auto-text-indent="false"/>
      <style:text-properties fo:color="#444444" loext:opacity="100%" fo:font-size="2pt" style:font-size-asian="2pt" style:font-size-complex="2pt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5f6368" loext:opacity="100%" style:font-name="Roboto"/>
    </style:style>
    <style:style style:name="P8" style:family="paragraph" style:parent-style-name="Table_20_Contents">
      <style:paragraph-properties fo:margin-left="0.529cm" fo:margin-right="0cm" fo:margin-top="0cm" fo:margin-bottom="0cm" style:contextual-spacing="false" style:line-height-at-least="0.476cm" fo:text-align="center" style:justify-single-word="false" fo:text-indent="0cm" style:auto-text-indent="false"/>
      <style:text-properties fo:color="#444444" loext:opacity="100%" fo:background-color="transparent" loext:padding="0cm" loext:border="none"/>
    </style:style>
    <style:style style:name="P9" style:family="paragraph" style:parent-style-name="Table_20_Contents">
      <style:paragraph-properties fo:margin-left="0.106cm" fo:margin-right="0cm" fo:margin-top="0cm" fo:margin-bottom="0cm" style:contextual-spacing="false" style:line-height-at-least="0.529cm" fo:text-indent="0cm" style:auto-text-indent="false"/>
      <style:text-properties fo:font-size="2pt" style:font-size-asian="2pt" style:font-size-complex="2pt" loext:padding="0cm" loext:border="none"/>
    </style:style>
    <style:style style:name="P10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</style:style>
    <style:style style:name="P11" style:family="paragraph" style:parent-style-name="Text_20_body">
      <style:paragraph-properties fo:margin-top="0.212cm" fo:margin-bottom="0cm" style:contextual-spacing="false" style:writing-mode="lr-tb"/>
    </style:style>
    <style:style style:name="P12" style:family="paragraph" style:parent-style-name="Text_20_body">
      <style:paragraph-properties fo:margin-top="0.212cm" fo:margin-bottom="0cm" style:contextual-spacing="false" style:writing-mode="lr-tb"/>
      <style:text-properties fo:font-variant="normal" fo:text-transform="none" fo:color="#222222" loext:opacity="100%" fo:letter-spacing="normal" loext:padding="0cm" loext:border="none"/>
    </style:style>
    <style:style style:name="P13" style:family="paragraph" style:parent-style-name="Text_20_body">
      <style:paragraph-properties fo:margin-top="0.212cm" fo:margin-bottom="0cm" style:contextual-spacing="false" style:writing-mode="lr-tb"/>
      <style:text-properties fo:font-variant="normal" fo:text-transform="none" fo:color="#222222" loext:opacity="100%" style:font-name="Roboto" fo:font-size="14pt" fo:letter-spacing="normal" fo:font-style="normal" fo:font-weight="normal" loext:padding="0cm" loext:border="none"/>
    </style:style>
    <style:style style:name="T1" style:family="text">
      <style:text-properties style:font-name="Roboto" style:font-name-asian="Roboto" style:font-name-complex="Roboto"/>
    </style:style>
    <style:style style:name="T2" style:family="text">
      <style:text-properties style:font-name="Roboto" fo:font-size="14pt" fo:font-style="normal" fo:font-weight="normal"/>
    </style:style>
    <style:style style:name="T3" style:family="text">
      <style:text-properties fo:color="#222222" loext:opacity="100%" style:font-name="Roboto" style:font-name-asian="Roboto" style:font-name-complex="Roboto"/>
    </style:style>
    <style:style style:name="T4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:xs" text:anchor-type="as-char" svg:width="1.058cm" svg:height="1.058cm" draw:z-index="0"><draw:image xlink:href="Pictures/100000000000002800000028BB2D2138A038EBC8.jpg" xlink:type="simple" xlink:show="embed" xlink:actuate="onLoad" draw:mime-type="image/jpeg"/></draw:frame><text:bookmark text:name=":xs_3-e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298709134496">
          <table:table-cell table:style-name="Tabela1.A1" office:value-type="string">
            <table:table table:name="Tabela2" table:style-name="Tabela2">
              <table:table-column table:style-name="Tabela2.A"/>
              <table:table-row table:style-name="TableLine2298709138848">
                <table:table-cell table:style-name="Tabela2.A1" office:value-type="string">
                  <text:h text:style-name="P1" text:outline-level="3">Zelia Bianchini</text:h>
                </table:table-cell>
              </table:table-row>
            </table:table>
            <text:p text:style-name="P4"/>
          </table:table-cell>
          <table:table-cell table:style-name="Tabela1.B1" office:value-type="string">
            <text:p text:style-name="P5"><text:bookmark text:name=":11s"/>sáb., 27 de nov. 00:06 (há 1 dia)</text:p>
          </table:table-cell>
          <table:table-cell table:style-name="Tabela1.C1" office:value-type="string">
            <text:p text:style-name="P4"/>
          </table:table-cell>
          <table:table-cell table:style-name="Tabela1.D2" table:number-rows-spanned="2" office:value-type="string">
            <text:p text:style-name="P8"><draw:frame draw:style-name="fr1" draw:name="Figura1" text:anchor-type="as-char" svg:width="0.529cm" svg:height="0.529cm" draw:z-index="1"><draw:image xlink:href="Pictures/100002000000000100000001DB79ED054B699501.gif" xlink:type="simple" xlink:show="embed" xlink:actuate="onLoad" draw:mime-type="image/gif"/></draw:frame></text:p>
            <text:section text:style-name="Sect1" text:name=":123">
              <text:p text:style-name="P6"><draw:frame draw:style-name="fr1" draw:name="Figura2" text:anchor-type="as-char" svg:width="0.529cm" svg:height="0.529cm" draw:z-index="2"><draw:image xlink:href="Pictures/100002000000000100000001DB79ED054B699501.gif" xlink:type="simple" xlink:show="embed" xlink:actuate="onLoad" draw:mime-type="image/gif"/></draw:frame></text:p>
              <table:table table:name="Tabela3" table:style-name="Tabela3">
                <table:table-column table:style-name="Tabela3.A"/>
                <table:table-row table:style-name="TableLine2298710825360">
                  <table:table-cell table:style-name="Tabela3.A1" office:value-type="string">
                    <text:p text:style-name="P7">para mim, sonia.albieri@gmail.com, Pedro</text:p>
                    <text:section text:style-name="Sect2" text:name=":122">
                      <text:p text:style-name="P9"><draw:frame draw:style-name="fr1" draw:name="Figura3" text:anchor-type="as-char" svg:width="0.041cm" svg:height="0.041cm" draw:z-index="3"><draw:image xlink:href="Pictures/100002000000000100000001DB79ED054B699501.gif" xlink:type="simple" xlink:show="embed" xlink:actuate="onLoad" draw:mime-type="image/gif"/></draw:frame></text:p>
                    </text:section>
                  </table:table-cell>
                </table:table-row>
              </table:table>
              <text:p text:style-name="Table_20_Contents"/>
            </text:section>
          </table:table-cell>
        </table:table-row>
        <table:table-row table:style-name="TableLine2298709134496">
          <table:table-cell table:style-name="Tabela1.A2" table:number-columns-spanned="3" office:value-type="string">
            <text:p text:style-name="P3"/>
          </table:table-cell>
          <table:covered-table-cell/>
          <table:covered-table-cell/>
          <table:covered-table-cell/>
        </table:table-row>
      </table:table>
      <text:section text:style-name="Sect2" text:name=":11o">
        <text:p text:style-name="Text_20_body"/>
      </text:section>
      <text:section text:style-name="Sect2" text:name=":121">
        <text:p text:style-name="Text_20_body"/>
      </text:section>
      <text:section text:style-name="Sect2" text:name=":11q">
        <text:p text:style-name="P10"/>
        <text:section text:style-name="Sect2" text:name=":11p">
          <text:p text:style-name="P11">Vermelho,</text:p>
          <text:p text:style-name="P12"> <text:span text:style-name="T2">Seguem as seguintes observações:</text:span></text:p>
          <text:p text:style-name="P13">- No arquivo de tabelas acertar o título da tabela 2.8.</text:p>
          <text:p text:style-name="P13">Onde se lê:Tabela 2.8: Distribuição de probabilidades marginal de Y na população - fU(y)</text:p>
          <text:p text:style-name="P13">Substituir por: Tabela 2.8: Distribuição de probabilidades marginal de Y na população e na amostra - fU(y) e fs(y)</text:p>
          <text:p text:style-name="P11"/>
          <text:p text:style-name="P13">- Cap 2:</text:p>
          <text:p text:style-name="P13">O Pedro carregou uma nova versão com a relação de capítulos da parte 2 do livro. Faltou ajustar no parágrafo antes da relação que são doze capítulos ao invés de dez (acertar duas vezes).</text:p>
          <text:p text:style-name="P13">Onde se lê: dez capítulos</text:p>
          <text:p text:style-name="P13">Substituir por: doze capítulos; </text:p>
          <text:p text:style-name="P13">Rever o uso de P e Q. No segundo parágrafo da Seção 2.7 aparece "um vetor P×1 de valores das variáveis da pesquisa" e ""um vetor Q × 1 de variáveis auxiliares". No terceiro parágrafo "matriz N ×P". No qunto parágrafo "As matrizes N × Q".</text:p>
          <text:p text:style-name="P11"/>
          <text:p text:style-name="P13">- Cap 3:</text:p>
          <text:p text:style-name="P13">Seção 3.1, parágrafo 1:</text:p>
          <text:p text:style-name="P13">onde se lê: capítulo 3</text:p>
          <text:p text:style-name="P13">substituir por: Capítulo 3</text:p>
          <text:p text:style-name="P11"/>
          <text:p text:style-name="P13">Seção 3.1, parágrafo 3:</text:p>
          <text:p text:style-name="P13"><text:soft-page-break/>onde se lê: seção 3.7</text:p>
          <text:p text:style-name="P13">substituir por: Seção 3.7</text:p>
          <text:p text:style-name="P11"/>
          <text:p text:style-name="P13">Seção 3.1, expressões 3.3 e 3.4</text:p>
          <text:p text:style-name="P13">onde se lê:  \widehat{V_p}</text:p>
          <text:p text:style-name="P13">substituir por:  \widehat V_p</text:p>
          <text:p text:style-name="P11"/>
          <text:p text:style-name="P13">Seção 3.1, após expressão 3.4 e na expressão 3.5</text:p>
          <text:p text:style-name="P13">onde se lê:   \forall i</text:p>
          <text:p text:style-name="P13">substituir por:  \forall\, i</text:p>
          <text:p text:style-name="P11"/>
          <text:p text:style-name="P13">Exemplo 3.1 (título e parágrafo 1)</text:p>
          <text:p text:style-name="P13">onde se lê:    (AAS)</text:p>
          <text:p text:style-name="P13">substituir por:   - AAS</text:p>
          <text:p text:style-name="P11"/>
          <text:p text:style-name="P13">Retirar a vírgula no final da Expressão 3.9</text:p>
          <text:p text:style-name="P11"/>
          <text:p text:style-name="P13">Segundo parágrafo depois da expressão 3.18</text:p>
          <text:p text:style-name="P13">onde se lê:  capítulo 3</text:p>
          <text:p text:style-name="P13">substituir por: Capítulo 3</text:p>
          <text:p text:style-name="P13">onde se lê:  capítulo 13</text:p>
          <text:p text:style-name="P13">substituir por: Capítulo 13</text:p>
          <text:p text:style-name="P11"/>
          <text:p text:style-name="P13">Penúltimo parágrafo antes da Seção 3.2</text:p>
          <text:p text:style-name="P13">onde se lê:  cap. 7</text:p>
          <text:p text:style-name="P13">substituir por: Cap. 7 ou Capítulo 7</text:p>
          <text:p text:style-name="P11"/>
          <text:p text:style-name="P13">Título da Seção 3.2</text:p>
          <text:p text:style-name="P13">onde se lê:   Estimação de Variâncias - Motivação</text:p>
          <text:p text:style-name="P13">substituir por:  Estimação de variâncias - motivação</text:p>
          <text:p text:style-name="P11"><text:soft-page-break/></text:p>
          <text:p text:style-name="P13">Expressão do intervalo de confiança</text:p>
          <text:p text:style-name="P13">onde se lê:    IC\left[ \widehat{\theta } ; \widehat{V}_{p}\left( \widehat{\theta } \right) ; 1-\alpha \right] =\left[ \,\, \widehat{\theta } \pm z_{\alpha /2}\sqrt{\widehat{V}_{p} \left( \widehat{\theta} \right) } \,\, \right]</text:p>
          <text:p text:style-name="P13">substituir por:   IC\left[ \widehat{\theta } ; 1-\alpha \right] =\left[ \,\, \widehat{\theta } \mp z_{\alpha /2}\sqrt{\widehat{V}_{p} \left( \widehat{\theta} \right) } \,\, \right]</text:p>
          <text:p text:style-name="P11"/>
          <text:p text:style-name="P13">Seção 3.2</text:p>
          <text:p text:style-name="P13">onde se lê:    módulo *COMPLEX SAMPLES*</text:p>
          <text:p text:style-name="P13">substituir por:   módulo *Complex Samples*</text:p>
          <text:p text:style-name="P13">pois mais na frente aparece com caixa baixa. Avaliar se SURVEY precisa ser caixa alta, pois aparece várias vezes em caixa baixa.</text:p>
          <text:p text:style-name="P11"/>
          <text:p text:style-name="P13">Na Expressão 3.19</text:p>
          <text:p text:style-name="P13">onde se lê:  \simeq</text:p>
          <text:p text:style-name="P13">substituir por:  \doteq</text:p>
          <text:p text:style-name="P11"/>
          <text:p text:style-name="P13">Seção 3.5 - parágrafos 1 e 4</text:p>
          <text:p text:style-name="P13">onde se lê:    (UPAs)</text:p>
          <text:p text:style-name="P13">substituir por:   - UPAs</text:p>
          <text:p text:style-name="P11"/>
          <text:p text:style-name="P13">Seção 3.6 - Expressão 3.25 e no parágrafo seguinte</text:p>
          <text:p text:style-name="P13">onde se lê:   θ chapéu de R</text:p>
          <text:p text:style-name="P13">substituir por:   θ chapéu de G</text:p>
          <text:p text:style-name="P11"/>
          <text:p text:style-name="P13">Seção 3.6 - parágrafo 6</text:p>
          <text:p text:style-name="P13">onde se lê:    @USBLS2020</text:p>
          <text:p text:style-name="P13">substituir por:   *@USBLS2020*</text:p>
          <text:p text:style-name="P11"/>
          <text:p text:style-name="P13">Seção 3.6 - antes da Expressão 3.26</text:p>
          <text:p text:style-name="P13"><text:soft-page-break/>onde se lê:     θ chapéu de R</text:p>
          <text:p text:style-name="P13">substituir por:    θ chapéu de G</text:p>
          <text:p text:style-name="P13">e trocar também R por G no estimador da variância.</text:p>
          <text:p text:style-name="P11"/>
          <text:p text:style-name="P13">Achei estranha a referência "IBGE, D. de P. (2021). Não entendi o "D. de P". Ao usar o link deu "Catálogo inválido".</text:p>
          <text:p text:style-name="P11"/>
          <text:p text:style-name="P13">Abs, Zélia</text:p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09:51:20.788000000</meta:creation-date>
    <dc:date>2021-11-28T12:35:35.034000000</dc:date>
    <meta:editing-duration>PT2H34M4S</meta:editing-duration>
    <meta:editing-cycles>1</meta:editing-cycles>
    <meta:document-statistic meta:table-count="3" meta:image-count="4" meta:object-count="0" meta:page-count="4" meta:paragraph-count="70" meta:word-count="500" meta:character-count="2933" meta:non-whitespace-character-count="2448"/>
    <meta:generator>LibreOffice/7.0.6.2$Windows_X86_64 LibreOffice_project/144abb84a525d8e30c9dbbefa69cbbf2d8d4ae3b</meta:generator>
  </office:meta>
</office:document-meta>
</file>